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4c7" officeooo:paragraph-rsid="000724c7"/>
    </style:style>
    <style:style style:name="P2" style:family="paragraph" style:parent-style-name="Standard">
      <style:text-properties officeooo:rsid="000808d7" officeooo:paragraph-rsid="000808d7"/>
    </style:style>
    <style:style style:name="P3" style:family="paragraph" style:parent-style-name="Standard">
      <style:text-properties officeooo:rsid="000942a1" officeooo:paragraph-rsid="000942a1"/>
    </style:style>
    <style:style style:name="P4" style:family="paragraph" style:parent-style-name="Standard">
      <style:text-properties officeooo:rsid="000a6eb7" officeooo:paragraph-rsid="000a6eb7"/>
    </style:style>
    <style:style style:name="P5" style:family="paragraph" style:parent-style-name="Standard">
      <style:text-properties officeooo:rsid="000b1953" officeooo:paragraph-rsid="000b1953"/>
    </style:style>
    <style:style style:name="P6" style:family="paragraph" style:parent-style-name="Standard">
      <style:text-properties officeooo:rsid="000bcef9" officeooo:paragraph-rsid="000bcef9"/>
    </style:style>
    <style:style style:name="P7" style:family="paragraph" style:parent-style-name="Standard">
      <style:text-properties officeooo:rsid="000c8097" officeooo:paragraph-rsid="000c80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1"/>
      <text:p text:style-name="P1">Lot 1 :</text:p>
      <text:p text:style-name="P1"/>
      <text:p text:style-name="P2">1.</text:p>
      <text:p text:style-name="P1">SELECT hot_nom, hot_ville</text:p>
      <text:p text:style-name="P1">FROM hotel</text:p>
      <text:p text:style-name="P1"/>
      <text:p text:style-name="P2">2.</text:p>
      <text:p text:style-name="P2">SELECT cli_nom, cli_prenom, cli_adresse, cli_ville</text:p>
      <text:p text:style-name="P2">FROM client</text:p>
      <text:p text:style-name="P2">WHERE cli_nom = "White"</text:p>
      <text:p text:style-name="P2"/>
      <text:p text:style-name="P2">3.</text:p>
      <text:p text:style-name="P2">SELECT sta_nom, sta_altitude</text:p>
      <text:p text:style-name="P2">FROM station</text:p>
      <text:p text:style-name="P2">WHERE sta_altitude &lt; 1000</text:p>
      <text:p text:style-name="P2"/>
      <text:p text:style-name="P2">4.</text:p>
      <text:p text:style-name="P2">SELECT *</text:p>
      <text:p text:style-name="P2">FROM chambre</text:p>
      <text:p text:style-name="P2">WHERE cha_capacite &gt;1</text:p>
      <text:p text:style-name="P2"/>
      <text:p text:style-name="P2">5.</text:p>
      <text:p text:style-name="P2">SELECT cli_nom, cli_ville</text:p>
      <text:p text:style-name="P2">FROM client</text:p>
      <text:p text:style-name="P2">WHERE cli_ville != "Londre"</text:p>
      <text:p text:style-name="P2"/>
      <text:p text:style-name="P2">6.</text:p>
      <text:p text:style-name="P2">SELECT hot_nom, hot_ville, hot_categorie</text:p>
      <text:p text:style-name="P2">FROM hotel</text:p>
      <text:p text:style-name="P2">WHERE hot_ville = "Bretou" AND hot_categorie &gt; 3</text:p>
      <text:p text:style-name="P2"/>
      <text:p text:style-name="P2"/>
      <text:p text:style-name="P3">Lot 2 :</text:p>
      <text:p text:style-name="P3"/>
      <text:p text:style-name="P3">7.</text:p>
      <text:p text:style-name="P3">SELECT sta_nom, hot_nom, hot_categorie, hot_ville</text:p>
      <text:p text:style-name="P3">FROM hotel</text:p>
      <text:p text:style-name="P3">JOIN station</text:p>
      <text:p text:style-name="P3">ON hot_sta_id = sta_id</text:p>
      <text:p text:style-name="P3"/>
      <text:p text:style-name="P3">8.</text:p>
      <text:p text:style-name="P3">SELECT hot_nom, hot_categorie, hot_ville, cha_numero</text:p>
      <text:p text:style-name="P3">FROM hotel</text:p>
      <text:p text:style-name="P3">JOIN chambre</text:p>
      <text:p text:style-name="P3">ON cha_hot_id = hot_id</text:p>
      <text:p text:style-name="P3"/>
      <text:p text:style-name="P4">9.</text:p>
      <text:p text:style-name="P4">SELECT hot_nom, hot_categorie, hot_ville, cha_numero, cha_capacite</text:p>
      <text:p text:style-name="P4">FROM hotel</text:p>
      <text:p text:style-name="P4">JOIN chambre</text:p>
      <text:p text:style-name="P4"><text:soft-page-break/>ON cha_hot_id = hot_id</text:p>
      <text:p text:style-name="P4">WHERE hot_ville = "Bretou" AND cha_capacite &gt; 1</text:p>
      <text:p text:style-name="P4"/>
      <text:p text:style-name="P4">10.</text:p>
      <text:p text:style-name="P4">SELECT cli_nom, hot_nom, res_date</text:p>
      <text:p text:style-name="P4">FROM client</text:p>
      <text:p text:style-name="P4">JOIN reservation</text:p>
      <text:p text:style-name="P4">ON cli_id = res_cli_id</text:p>
      <text:p text:style-name="P4">JOIN chambre</text:p>
      <text:p text:style-name="P4">ON res_cha_id = cha_id</text:p>
      <text:p text:style-name="P4">JOIN hotel</text:p>
      <text:p text:style-name="P4">ON cha_hot_id = hot_id</text:p>
      <text:p text:style-name="P4"/>
      <text:p text:style-name="P5">11.</text:p>
      <text:p text:style-name="P5">SELECT sta_nom, hot_nom, cha_numero, cha_capacite</text:p>
      <text:p text:style-name="P5">FROM chambre</text:p>
      <text:p text:style-name="P5">JOIN hotel</text:p>
      <text:p text:style-name="P5">ON cha_hot_id = hot_id</text:p>
      <text:p text:style-name="P5">JOIN station</text:p>
      <text:p text:style-name="P5">ON hot_sta_id = sta_id</text:p>
      <text:p text:style-name="P5"/>
      <text:p text:style-name="P5">12.</text:p>
      <text:p text:style-name="P5">SELECT cli_nom, hot_nom, res_date_debut, res_date_fin - res_date_debut AS "Durée"</text:p>
      <text:p text:style-name="P5">FROM reservation</text:p>
      <text:p text:style-name="P5">JOIN client</text:p>
      <text:p text:style-name="P5">ON res_cli_id = cli_id</text:p>
      <text:p text:style-name="P5">JOIN chambre</text:p>
      <text:p text:style-name="P5">ON res_cha_id = cha_id</text:p>
      <text:p text:style-name="P5">JOIN hotel</text:p>
      <text:p text:style-name="P5">ON cha_hot_id = hot_id</text:p>
      <text:p text:style-name="P5"/>
      <text:p text:style-name="P5">Lot 3 :</text:p>
      <text:p text:style-name="P5"/>
      <text:p text:style-name="P5">13.</text:p>
      <text:p text:style-name="P5">SELECT sta_nom, COUNT(*)</text:p>
      <text:p text:style-name="P5">FROM hotel</text:p>
      <text:p text:style-name="P5">JOIN station</text:p>
      <text:p text:style-name="P5">ON hot_sta_id = sta_id</text:p>
      <text:p text:style-name="P5">GROUP BY sta_nom</text:p>
      <text:p text:style-name="P5"/>
      <text:p text:style-name="P5">14.</text:p>
      <text:p text:style-name="P5">SELECT sta_nom, COUNT(cha_id)</text:p>
      <text:p text:style-name="P5">FROM chambre</text:p>
      <text:p text:style-name="P5">JOIN hotel</text:p>
      <text:p text:style-name="P5">ON cha_hot_id = hot_id</text:p>
      <text:p text:style-name="P5">JOIN station</text:p>
      <text:p text:style-name="P5">ON hot_sta_id = sta_id</text:p>
      <text:p text:style-name="P5">GROUP BY sta_nom</text:p>
      <text:p text:style-name="P5"/>
      <text:p text:style-name="P6">15.</text:p>
      <text:p text:style-name="P6">SELECT sta_nom, COUNT(cha_id)</text:p>
      <text:p text:style-name="P6">FROM chambre</text:p>
      <text:p text:style-name="P6"><text:soft-page-break/>JOIN hotel</text:p>
      <text:p text:style-name="P6">ON cha_hot_id = hot_id</text:p>
      <text:p text:style-name="P6">JOIN station</text:p>
      <text:p text:style-name="P6">ON hot_sta_id = sta_id</text:p>
      <text:p text:style-name="P6">WHERE cha_capacite &gt; 1</text:p>
      <text:p text:style-name="P6">GROUP BY sta_nom</text:p>
      <text:p text:style-name="P6"/>
      <text:p text:style-name="P7">16.</text:p>
      <text:p text:style-name="P7">SELECT hot_nom</text:p>
      <text:p text:style-name="P7">FROM hotel</text:p>
      <text:p text:style-name="P7">JOIN chambre</text:p>
      <text:p text:style-name="P7">ON cha_hot_id = hot_id</text:p>
      <text:p text:style-name="P7">JOIN reservation</text:p>
      <text:p text:style-name="P7">ON cha_id = res_cha_id</text:p>
      <text:p text:style-name="P7">JOIN client</text:p>
      <text:p text:style-name="P7">ON res_cli_id = cli_id</text:p>
      <text:p text:style-name="P7">WHERE cli_nom = "Squire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8:45:36.716129138</meta:creation-date>
    <dc:date>2023-02-28T09:39:55.814414840</dc:date>
    <meta:editing-duration>PT3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286" meta:character-count="1775" meta:non-whitespace-character-count="1590"/>
  </office:meta>
</office:document-meta>
</file>